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56ab" officeooo:paragraph-rsid="001256ab"/>
    </style:style>
    <style:style style:name="P2" style:family="paragraph" style:parent-style-name="Standard" style:list-style-name="L1">
      <style:text-properties officeooo:rsid="001256ab" officeooo:paragraph-rsid="001256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list xml:id="list5983852497970488557" text:style-name="L1">
        <text:list-item>
          <text:p text:style-name="P2">Red pill or blue pill/</text:p>
        </text:list-item>
        <text:list-item>
          <text:p text:style-name="P2">Reality</text:p>
        </text:list-item>
        <text:list-item>
          <text:p text:style-name="P2">Freedom</text:p>
        </text:list-item>
      </text:list>
      <text:p text:style-name="P1">SCENE: Removal from the “battery”</text:p>
      <text:p text:style-name="P1"/>
      <text:p text:style-name="P1">SCENE: Morphius' belief in the existence of “The One”</text:p>
      <text:p text:style-name="P1"/>
      <text:p text:style-name="P1">SCENE: Fixing Neo's muscles with the pins and needles.</text:p>
      <text:p text:style-name="P1"/>
      <text:p text:style-name="P1">SCEN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12:06:45.275585080</meta:creation-date>
    <meta:generator>LibreOffice/4.1.2.3$Linux_X86_64 LibreOffice_project/410m0$Build-3</meta:generator>
    <dc:date>2013-11-01T12:14:57.411507411</dc:date>
    <meta:editing-duration>P0D</meta:editing-duration>
    <meta:editing-cycles>1</meta:editing-cycles>
    <meta:document-statistic meta:table-count="0" meta:image-count="0" meta:object-count="0" meta:page-count="1" meta:paragraph-count="8" meta:word-count="35" meta:character-count="195" meta:non-whitespace-character-count="170"/>
  </office:meta>
</office:document-meta>
</file>